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S Mincho" svg:font-family="'MS Mincho', 'ＭＳ 明朝'" style:font-family-generic="modern"/>
    <style:font-face style:name="Mangal1" svg:font-family="Mangal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6a7d8" style:font-size-asian="12pt" style:font-size-complex="12pt"/>
    </style:style>
    <style:style style:name="P3" style:family="paragraph" style:parent-style-name="Standard">
      <style:text-properties style:font-name="Arial" fo:font-size="12pt" officeooo:rsid="00173ec4" officeooo:paragraph-rsid="00173ec4" style:font-size-asian="12pt" style:font-size-complex="12pt"/>
    </style:style>
    <style:style style:name="P4" style:family="paragraph" style:parent-style-name="Standard">
      <style:text-properties style:font-name="Arial" fo:font-size="12pt" officeooo:rsid="00178de0" officeooo:paragraph-rsid="00178de0" style:font-size-asian="12pt" style:font-size-complex="12pt"/>
    </style:style>
    <style:style style:name="P5" style:family="paragraph" style:parent-style-name="Standard">
      <style:text-properties style:font-name="Arial" fo:font-size="12pt" officeooo:rsid="00178de0" officeooo:paragraph-rsid="0017ada5" style:font-size-asian="12pt" style:font-size-complex="12pt"/>
    </style:style>
    <style:style style:name="P6" style:family="paragraph" style:parent-style-name="Standard">
      <style:text-properties style:font-name="Arial" fo:font-size="12pt" officeooo:rsid="0017ada5" officeooo:paragraph-rsid="0017ada5" style:font-size-asian="12pt" style:font-size-complex="12pt"/>
    </style:style>
    <style:style style:name="P7" style:family="paragraph" style:parent-style-name="Standard" style:master-page-name="Standard">
      <style:paragraph-properties style:page-number="auto" fo:break-before="page"/>
      <style:text-properties style:font-name="Arial" fo:font-size="12pt" officeooo:paragraph-rsid="00148a99" style:font-size-asian="12pt" style:font-size-complex="12pt"/>
    </style:style>
    <style:style style:name="T1" style:family="text">
      <style:text-properties officeooo:rsid="00148a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a99" style:font-weight-asian="bold" style:font-weight-complex="bold"/>
    </style:style>
    <style:style style:name="T4" style:family="text">
      <style:text-properties fo:font-weight="bold" officeooo:rsid="0016a7d8" style:font-weight-asian="bold" style:font-weight-complex="bold"/>
    </style:style>
    <style:style style:name="T5" style:family="text">
      <style:text-properties fo:font-weight="bold" officeooo:rsid="00178de0" style:font-weight-asian="bold" style:font-weight-complex="bold"/>
    </style:style>
    <style:style style:name="T6" style:family="text">
      <style:text-properties officeooo:rsid="0016a7d8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officeooo:rsid="00178de0"/>
    </style:style>
    <style:style style:name="T9" style:family="text">
      <style:text-properties officeooo:rsid="0017ad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rko Tachezy <text:line-break/><text:span text:style-name="T1">Schöneggstrasse 136</text:span><text:line-break/><text:span text:style-name="T1">8953 Dietikon</text:span></text:p>
      <text:p text:style-name="P2">Telefon: 078 / 759 55 66<text:line-break/>E-Mail: mirko.tachezy@gmx.net <text:line-break/><text:line-break/><text:tab/><text:tab/><text:tab/><text:tab/><text:tab/><text:tab/><text:tab/><text:tab/><text:span text:style-name="T6">Elektrolux AG</text:span></text:p>
      <text:p text:style-name="P2"><text:tab/><text:tab/><text:tab/><text:tab/><text:tab/><text:tab/><text:tab/><text:tab/><text:span text:style-name="T6">Herr Giuseppe Di Mariano</text:span></text:p>
      <text:p text:style-name="P2"><text:tab/><text:tab/><text:tab/><text:tab/><text:tab/><text:tab/><text:tab/><text:tab/><text:span text:style-name="T6">Industriestrasse 10</text:span></text:p>
      <text:p text:style-name="P2"><text:tab/><text:tab/><text:tab/><text:tab/><text:tab/><text:tab/><text:tab/><text:tab/><text:span text:style-name="T6">5506 Mägenwil</text:span></text:p>
      <text:p text:style-name="P2"><text:tab/><text:tab/><text:tab/><text:tab/><text:tab/><text:tab/><text:tab/><text:tab/><text:span text:style-name="T6">giuseppe.di-mariano@elektrolux.ch</text:span><text:line-break/> </text:p>
      <text:p text:style-name="Standard"><text:span text:style-name="T7"/></text:p>
      <text:p text:style-name="P1"><text:tab/><text:tab/><text:tab/><text:tab/><text:tab/><text:tab/><text:tab/><text:tab/><text:span text:style-name="T1">Dietikon</text:span>, <text:span text:style-name="T6">5</text:span>. <text:span text:style-name="T6">Juni</text:span> 201<text:span text:style-name="T6">8</text:span></text:p>
      <text:p text:style-name="P1"><text:line-break/><text:line-break/><text:span text:style-name="T2">Bewerbung </text:span><text:span text:style-name="T3">um einen Ausbildungsplatz zum </text:span><text:span text:style-name="T4">Logistiker (Lager)</text:span><text:span text:style-name="T3"> EFZ</text:span></text:p>
      <text:p text:style-name="P2"><text:line-break/><text:line-break/>Sehr geehrte<text:span text:style-name="T1">r</text:span> <text:span text:style-name="T1">Herr </text:span>Di Mariano,</text:p>
      <text:p text:style-name="P2"/>
      <text:p text:style-name="P3">Wie vorhin <text:span text:style-name="T9">mit Ihnen</text:span> am Telefon besprochen reiche ich hiermit meine Bewerbung bei Ihnen ein. Mit meinen 34 Jahren bin ich mit Abstand nicht der jüngste Lehrstellen-suchende. Dafür habe ich bereits mehrjährige Erfahrungen auf dem Arbeitsmarkt gesammelt, darunter auch in der Logistik im Lagerbetrieb sowie in der Distribution.</text:p>
      <text:p text:style-name="P3"/>
      <text:p text:style-name="P3"><text:span text:style-name="T2">Selbständiges arbeiten</text:span>, bei dem die <text:span text:style-name="T2">Selbstkontrolle</text:span> ein grosser Faktor spielt, ist für mich kein Fremdwort. Durch meine <text:span text:style-name="T2">Flexibilität</text:span>, die Fähigkeit des <text:span text:style-name="T2">analytischen</text:span>, <text:span text:style-name="T5">logischen</text:span><text:span text:style-name="T8"> und </text:span><text:span text:style-name="T5">abstrakten</text:span><text:span text:style-name="T8"> </text:span><text:span text:style-name="T5">Denkens</text:span><text:span text:style-name="T8">, bin ich davon überzeugt mich sehr gut in ihr Unternehmen einbringen zu können. Darüber hinaus habe ich einige Erfahrungen im </text:span><text:span text:style-name="T5">Umgang</text:span><text:span text:style-name="T8"> </text:span><text:span text:style-name="T5">verschiedenster</text:span><text:span text:style-name="T8"> </text:span><text:span text:style-name="T5">Maschinen</text:span><text:span text:style-name="T8"> und bin </text:span><text:span text:style-name="T5">handwerklich</text:span><text:span text:style-name="T8"> nicht ungeschickt. Durch meine </text:span><text:span text:style-name="T5">Kommunikationsfähigkeit</text:span><text:span text:style-name="T8"> bin ich auch ein sehr guter </text:span><text:span text:style-name="T5">Teamspieler</text:span><text:span text:style-name="T8">. </text:span></text:p>
      <text:p text:style-name="P1"><text:line-break/><text:span text:style-name="T8">Nun stellt sich Ihnen wahrscheinlich auch die Frage welche Ziele ich anstrebe.</text:span></text:p>
      <text:p text:style-name="P4">Sofern möglich strebe ich es an die Ausbildung zum Logistiker (Lager) <text:span text:style-name="T9">mit Eidgenössischem Fähigkeitszeugnis in der verkürzen Lehrzeit zu absolvieren, im Idealfall kombiniert mit der Berufsmaturität. </text:span></text:p>
      <text:p text:style-name="P6">Mein längerfristiges Ziel welches ich verfolge ist eine Ausbildung im Sozialwesen, sprich</text:p>
      <text:p text:style-name="P6">Sozialarbeiter oder Sozialpädagoge. Um diese Ausbildung in Angriff zu nehmen benötige ich jedoch erst einmal ein Arbeitsdiplom wenn möglich mit abgeschlossener BMS. </text:p>
      <text:p text:style-name="P5"/>
      <text:p text:style-name="P1"/>
      <text:p text:style-name="P1">Sehr gern möchte ich Sie in einem Vorstellungsgespräch <text:span text:style-name="T9">und einer Schnupperlehre</text:span> persönlich von meinen Stärken überzeugen. Über eine Einladung von Ihnen freue ich mich daher ganz besonders.</text:p>
      <text:p text:style-name="P1"/>
      <text:p text:style-name="P1"/>
      <text:p text:style-name="P1">Mit freundlichen Grüssen<text:line-break/></text:p>
      <text:p text:style-name="P1">Mirko Tachezy</text:p>
      <text:p text:style-name="P1"/>
      <text:p text:style-name="Standard"><text:span text:style-name="WW-Absatz-Standardschriftart1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S Mincho" svg:font-family="'MS Mincho', 'ＭＳ 明朝'" style:font-family-generic="modern"/>
    <style:font-face style:name="Mangal1" svg:font-family="Mangal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letter-kerning="true" style:font-name-asian="SimSun1" style:font-family-asian="SimSun, 'Arial Unicode MS'" style:font-pitch-asian="variable" style:font-size-asian="12pt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Beschriftung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Kopfzeile_20_Zchn" style:display-name="Kopfzeile Zchn" style:family="text" style:parent-style-name="WW-Absatz-Standardschriftart1">
      <style:text-properties style:font-size-complex="10.5pt"/>
    </style:style>
    <style:style style:name="Fußzeile_20_Zchn" style:display-name="Fußzeile Zchn" style:family="text" style:parent-style-name="WW-Absatz-Standardschriftart1">
      <style:text-properties style:font-size-complex="10.5pt"/>
    </style:style>
    <style:style style:name="Hyperlink1" style:family="text" style:parent-style-name="WW-Absatz-Standardschriftart1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1:56:47.385000000</meta:creation-date>
    <meta:editing-cycles>4</meta:editing-cycles>
    <meta:generator>LibreOffice/5.1.6.2$Windows_x86 LibreOffice_project/07ac168c60a517dba0f0d7bc7540f5afa45f0909</meta:generator>
    <meta:editing-duration>PT12M17S</meta:editing-duration>
    <dc:date>2018-06-05T12:54:44.693000000</dc:date>
    <meta:document-statistic meta:table-count="0" meta:image-count="0" meta:object-count="0" meta:page-count="1" meta:paragraph-count="18" meta:word-count="258" meta:character-count="1933" meta:non-whitespace-character-count="1631"/>
  </office:meta>
</office:document-meta>
</file>